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and C(++)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he very basic approac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and C(++)<text:line-break/>the very basic approa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s</text:p>
                <text:list>
                  <text:list-item>
                    <text:p>“native” interface to python</text:p>
                  </text:list-item>
                  <text:list-item>
                    <text:p>very stable since decades</text:p>
                  </text:list-item>
                  <text:list-item>
                    <text:p>simple and easy</text:p>
                  </text:list-item>
                  <text:list-item>
                    <text:p>well documented</text:p>
                  </text:list-item>
                </text:list>
              </text:list-item>
              <text:list-item>
                <text:p>Cons</text:p>
                <text:list>
                  <text:list-item>
                    <text:p>pure C</text:p>
                  </text:list-item>
                  <text:list-item>
                    <text:p>do it your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and C(++)<text:line-break/>the very basic 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atives</text:p>
                <text:list>
                  <text:list-item>
                    <text:p>cython http://cython.org/</text:p>
                  </text:list-item>
                  <text:list-item>
                    <text:p>cffi https://cffi.readthedocs.org/en/latest/</text:p>
                  </text:list-item>
                  <text:list-item>
                    <text:p>swig http://www.swig.org/</text:p>
                  </text:list-item>
                  <text:list-item>
                    <text:p>numba http://numba.pydata.org/</text:p>
                  </text:list-item>
                  <text:list-item>
                    <text:p>Boost.Python (ask Eug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Workflow (extensions)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3">
              <text:list-item>
                <text:p>virtualenv -p python3 cpp – virtuelle Arbeitsumgebung erstellen</text:p>
              </text:list-item>
              <text:list-item>
                <text:p>source cpp/bin/activate – aktivieren</text:p>
              </text:list-item>
              <text:list-item>
                <text:p>python setup.py install – extension bauen</text:p>
              </text:list-item>
            </text:list>
          </draw:text-box>
        </draw:frame>
        <draw:frame draw:style-name="gr2" draw:text-style-name="P4" draw:layer="layout" svg:width="25.199cm" svg:height="7.66cm" svg:x="1.401cm" svg:y="4.915cm">
          <draw:text-box>
            <text:p/>
          </draw:text-box>
        </draw:frame>
        <draw:frame presentation:style-name="pr4" draw:layer="layout" svg:width="25.199cm" svg:height="5.809cm" svg:x="1.4cm" svg:y="11.276cm" presentation:class="outline">
          <draw:text-box>
            <text:list text:style-name="L1">
              <text:list-item>
                <text:p>virtualenv <text:span text:style-name="T1"><text:a xlink:href="http://docs.python-guide.org/en/latest/dev/virtualenvs/" xlink:type="simple">http://docs.python-guide.org/en/latest/dev/virtualenvs/</text:a></text:span></text:p>
              </text:list-item>
              <text:list-item>
                <text:p>distutils (setup.py) <text:span text:style-name="T1"><text:a xlink:href="https://docs.python.org/2/extending/building.html" xlink:type="simple">https://docs.python.org/2/extending/building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distutils in python3 nicht mehr aktuell, use setuptools (kenne ich noch nicht)</text:p>
              <text:p>Beispiel simple-extend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yObject *func(PyObject *self, PyObject *args)</text:span><text:span text:style-name="T2"><text:line-break/></text:span><text:span text:style-name="T2">PyObject *func(PyObject *self, PyObject *args, PyObject *kwargs)</text:span><text:span text:style-name="T2"><text:line-break/></text:span><text:span text:style-name="T2">arg is a tuple, kwargs is a dict</text:span></text:p>
              </text:list-item>
              <text:list-item>
                <text:p><text:span text:style-name="T2">unpack args:</text:span></text:p>
                <text:list>
                  <text:list-item>
                    <text:p><text:span text:style-name="T2">int PyArg_ParseTuple(PyObject *args, const char *format, ...)</text:span><text:span text:style-name="T2"><text:line-break/></text:span><text:span text:style-name="T2">Parse the parameters of a function that takes only positional parameters into local variables. Returns true on success; on failure, it returns false and raises the appropriate exception.</text:span></text:p>
                  </text:list-item>
                  <text:list-item>
                    <text:p><text:span text:style-name="T2">int PyArg_ParseTupleAndKeywords(PyObject *args, PyObject *kw, const char *format, char *keywords[], ...)</text:span><text:span text:style-name="T2"><text:line-break/></text:span><text:span text:style-name="T2">Parse the parameters of a function that takes both positional and keyword parameters into local variables. Returns true on success; on failure, it returns false and raises the appropriate exception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python handles c function like python functions declared as </text:p>
              <text:p>def f(*args. **kwargs)</text:p>
              <text:p/>
              <text:p>unpack example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 python ob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yObject *Py_BuildValue(const char *format, ...)</text:span></text:p>
              </text:list-item>
              <text:list-item>
                <text:p>examples:</text:p>
                <text:list>
                  <text:list-item>
                    <text:p>Py_BuildValue("") <text:s text:c="23"/>None</text:p>
                  </text:list-item>
                  <text:list-item>
                    <text:p>Py_BuildValue("i", 123) <text:s text:c="17"/>123</text:p>
                  </text:list-item>
                  <text:list-item>
                    <text:p>Py_BuildValue("iii", 123, 456, 789) <text:s text:c="5"/>(123, 456, 789)</text:p>
                  </text:list-item>
                  <text:list-item>
                    <text:p>Py_BuildValue("s", "hello") <text:s text:c="13"/>'hello'</text:p>
                  </text:list-item>
                  <text:list-item>
                    <text:p>Py_BuildValue("{s:i,s:i}",</text:p>
                  </text:list-item>
                  <text:list-item>
                    <text:p><text:s text:c="14"/>"abc", 123, "def", 456) <text:s text:c="3"/>{'abc': 123, 'def': 456}</text:p>
                  </text:list-item>
                  <text:list-item>
                    <text:p>Py_BuildValue("((ii)(ii)) (ii)",</text:p>
                  </text:list-item>
                  <text:list-item>
                    <text:p><text:s text:c="14"/>1, 2, 3, 4, 5, 6) <text:s text:c="9"/>(((1, 2), (3, 4)), (5, 6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 counting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ever an object reference is passed into or out of a function, it is part of the function’s interface specification whether ownership is transferred with the reference or not.</text:p>
              </text:list-item>
              <text:list-item>
                <text:p>builtin functions creating objects pass ownership to caller (like Py_BuildValue)</text:p>
              </text:list-item>
              <text:list-item>
                <text:p>Python-&gt;C: refs are borrowed</text:p>
              </text:list-item>
              <text:list-item>
                <text:p>C-&gt;Python: refs are owned and ownership is transfer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 counti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void bug(PyObject *list) {</text:span><text:span text:style-name="T3"><text:line-break/></text:span><text:span text:style-name="T3"> <text:s text:c="3"/>PyObject *item = PyList_GetItem(list, 0);</text:span><text:span text:style-name="T3"><text:line-break/></text:span><text:span text:style-name="T3"> <text:s text:c="3"/>PyList_SetItem(list, 1, PyLong_FromLong(0L));</text:span><text:span text:style-name="T3"><text:line-break/></text:span><text:span text:style-name="T3"> <text:s text:c="3"/>PyObject_Print(item, stdout, 0); /* BUG! */</text:span><text:span text:style-name="T3"><text:line-break/></text:span><text:span text:style-name="T3">}</text:span></text:p>
              </text:list-item>
              <text:list-item>
                <text:p>item borrowed ref, may be invalidated</text:p>
              </text:list-item>
              <text:list-item>
                <text:p>take ownership: Py_INCREF(item), release later Py_DECREF(item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LL po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ver call builtin functions with NULL args</text:p>
              </text:list-item>
              <text:list-item>
                <text:p>never return NULLs to python</text:p>
              </text:list-item>
              <text:list-item>
                <text:p>it is up to you to check for NU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rors and Ex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 global vars:</text:p>
                <text:list>
                  <text:list-item>
                    <text:p><text:span text:style-name="T4">the current exception (NULL if no exception)</text:span></text:p>
                  </text:list-item>
                  <text:list-item>
                    <text:p><text:span text:style-name="T4">its value</text:span></text:p>
                  </text:list-item>
                  <text:list-item>
                    <text:p><text:span text:style-name="T4">the traceback</text:span></text:p>
                  </text:list-item>
                </text:list>
              </text:list-item>
              <text:list-item>
                <text:p><text:span text:style-name="T3">PyErr_SetString(PyObject *type, const char *message)</text:span></text:p>
              </text:list-item>
              <text:list-item>
                <text:p><text:span text:style-name="T4">predefined exception objects</text:span></text:p>
              </text:list-item>
              <text:list-item>
                <text:p><text:span text:style-name="T4">own exceptions PyErr_NewException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exceptions example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stom 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ct wrapper:<text:line-break/><text:span text:style-name="T2">typedef struct {</text:span><text:span text:style-name="T2"><text:line-break/></text:span><text:span text:style-name="T2"> <text:s text:c="3"/>PyObject_HEAD</text:span><text:span text:style-name="T2"><text:line-break/></text:span><text:span text:style-name="T2"><text:tab/></text:span><text:span text:style-name="T2">...custom fields</text:span><text:span text:style-name="T2"><text:line-break/></text:span><text:span text:style-name="T2">} my_Object;</text:span></text:p>
              </text:list-item>
              <text:list-item>
                <text:p>member and methods wrapper</text:p>
              </text:list-item>
              <text:list-item>
                <text:p>class object:<text:line-break/><text:span text:style-name="T2">PyTypeObject my_Type { ... 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see custom-types:</text:p>
              <text:p>cust-empty: empty class</text:p>
              <text:p>cust-members: class with fields and methods</text:p>
              <text:p>cust-ctor: as above + ctor</text:p>
              <text:p/>
              <text:p>python </text:p>
              <text:p>import cust</text:p>
              <text:p>m = cust.Mathias(...)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mbed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: call python code from c++</text:p>
              </text:list-item>
              <text:list-item>
                <text:p>where the fun starts: keep the context</text:p>
                <text:list>
                  <text:list-item>
                    <text:p>pass c++ objects to python code</text:p>
                  </text:list-item>
                  <text:list-item>
                    <text:p>return python objects into the c++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embed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Waack</meta:initial-creator>
    <meta:creation-date>2016-04-08T09:52:53.808297682</meta:creation-date>
    <meta:generator>LibreOffice/5.0.4.2$Linux_X86_64 LibreOffice_project/00m0$Build-2</meta:generator>
    <dc:date>2016-04-15T09:00:38.451952522</dc:date>
    <dc:creator>Mathias Waack</dc:creator>
    <meta:editing-duration>P3DT3H9M48S</meta:editing-duration>
    <meta:editing-cycles>14</meta:editing-cycles>
    <meta:document-statistic meta:object-count="72"/>
  </office:meta>
</office:document-meta>
</file>